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e48b0" officeooo:paragraph-rsid="001e48b0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55cc37" officeooo:paragraph-rsid="001c3622" fo:background-color="#dee6e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c3622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5c0d74" officeooo:paragraph-rsid="001c3622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ize="10pt" fo:font-weight="normal" officeooo:rsid="005c0d74" officeooo:paragraph-rsid="001c3622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7238a4" officeooo:paragraph-rsid="001c3622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1c362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paragraph-rsid="001e48b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paragraph-rsid="001ffa9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e48b0" officeooo:paragraph-rsid="001e48b0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c3622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bold" officeooo:paragraph-rsid="001c3622" style:font-weight-asian="bold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fo:font-weight="bold" officeooo:rsid="001e48b0" officeooo:paragraph-rsid="001e48b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c3622" officeooo:paragraph-rsid="001e48b0" fo:background-color="transparent" style:font-size-asian="12pt" style:font-weight-asian="normal" style:font-size-complex="12pt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c3622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7238a4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c3622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daef2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e48b0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ffa9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size="12pt" fo:background-color="transparent" loext:char-shading-value="0" style:font-size-asian="12pt" style:font-size-complex="12pt"/>
    </style:style>
    <style:style style:name="T10" style:family="text">
      <style:text-properties fo:font-size="12pt" officeooo:rsid="001c3622" fo:background-color="transparent" loext:char-shading-value="0" style:font-size-asian="12pt" style:font-size-complex="12pt"/>
    </style:style>
    <style:style style:name="T11" style:family="text">
      <style:text-properties fo:font-size="10pt" officeooo:rsid="007238a4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e48b0" style:font-size-asian="10pt" style:font-size-complex="10pt"/>
    </style:style>
    <style:style style:name="T13" style:family="text">
      <style:text-properties officeooo:rsid="007238a4"/>
    </style:style>
    <style:style style:name="T14" style:family="text">
      <style:text-properties style:text-underline-style="solid" style:text-underline-width="auto" style:text-underline-color="font-color" officeooo:rsid="001e48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1"><text:span text:style-name="T1"/></text:p>
        </text:list-header>
        <text:list-item>
          <text:p text:style-name="P11"><text:span text:style-name="T1">Actividad </text:span><text:span text:style-name="T2">1</text:span><text:span text:style-name="T1">:</text:span><text:span text:style-name="T3"> </text:span><text:span text:style-name="T4">Completa los datos que faltan para que los equipos formen parte de la misma red con respecto a las direcciones IP y máscara de subred de los equipos.</text:span></text:p>
        </text:list-item>
      </text:list>
      <text:p text:style-name="P3"><text:span text:style-name="T4"/></text:p>
      <text:p text:style-name="P3"><draw:line text:anchor-type="paragraph" draw:z-index="1" draw:name="Línea 2" draw:style-name="gr1" draw:text-style-name="P15" svg:x1="8.115cm" svg:y1="0.48cm" svg:x2="7.946cm" svg:y2="1.586cm"><text:p/></draw:line><text:span text:style-name="T4"><text:tab/><text:tab/><text:tab/><text:tab/><text:tab/><text:tab/>Switch</text:span></text:p>
      <text:p text:style-name="P3"><draw:line text:anchor-type="paragraph" draw:z-index="0" draw:name="Línea 1" draw:style-name="gr1" draw:text-style-name="P15" svg:x1="5.47cm" svg:y1="0.859cm" svg:x2="7.587cm" svg:y2="0.041cm"><text:p/></draw:line><draw:line text:anchor-type="paragraph" draw:z-index="2" draw:name="Línea 3" draw:style-name="gr1" draw:text-style-name="P15" svg:x1="8.428cm" svg:y1="0.016cm" svg:x2="10.352cm" svg:y2="0.931cm"><text:p/></draw:line><text:span text:style-name="T4"/></text:p>
      <text:p text:style-name="P3"><text:span text:style-name="T4"/></text:p>
      <text:p text:style-name="P6"><text:tab/><text:tab/><text:tab/><text:tab/>PC1<text:tab/><text:tab/>PC2<text:tab/><text:tab/>PC3</text:p>
      <text:p text:style-name="P4"><text:tab/><text:tab/><text:tab/><text:span text:style-name="T11">192.168.</text:span><text:span text:style-name="T12">0</text:span><text:span text:style-name="T11">.2<text:tab/> <text:s text:c="5"/>192.168.0.3<text:tab/><text:tab/>192.168.0.4/</text:span><text:span text:style-name="T12">24</text:span></text:p>
      <text:p text:style-name="P5"><text:tab/><text:tab/><text:tab/><text:span text:style-name="T13">255.255.255.0<text:tab/> <text:s text:c="5"/>255.</text:span><text:span text:style-name="T14">255</text:span><text:span text:style-name="T13">.255.0</text:span></text:p>
      <text:p text:style-name="P2"/>
      <text:list text:style-name="L2">
        <text:list-item>
          <text:p text:style-name="P12"><text:span text:style-name="T9">Actividad </text:span><text:span text:style-name="T10">2</text:span><text:span text:style-name="T9">: </text:span><text:span text:style-name="T5">Cuál sería el rango de direcciones de red de la siguiente red: 192.168.100.0/24, </text:span><text:span text:style-name="T6">y para qué sería utilizada cada dirección IP.</text:span></text:p>
          <text:p text:style-name="P12"><text:span text:style-name="T6"/></text:p>
          <text:p text:style-name="P13"><text:span text:style-name="T6">E</text:span><text:span text:style-name="T3">s tipo C y su sub máscara sería 255.255.255.0. El rango que tendría sería 192.168.100.254/24 (hasta esta se usan para host o equipos o PC) en la siguiente que sería <text:s text:c="2"/>192.168.100.255/24 (este sería utilizado para Broadcast)</text:span></text:p>
          <text:p text:style-name="P13"><text:span text:style-name="T3"/></text:p>
        </text:list-item>
        <text:list-item>
          <text:p text:style-name="P12"><text:span text:style-name="T10">Actividad 3: </text:span><text:span text:style-name="T5">Divide la red 192.168.100.0/24 para que tenga cuatro segmentos con el mismo número de equipos cada uno.</text:span></text:p>
        </text:list-item>
      </text:list>
      <text:p text:style-name="P7"><text:span text:style-name="T5"/></text:p>
      <text:p text:style-name="P7"><text:span text:style-name="T5"><text:tab/></text:span><text:span text:style-name="T7">Red 1 : 192.168.100.0 /</text:span><text:span text:style-name="T8">26</text:span><text:span text:style-name="T7"> <text:tab/> <text:s/>La de red<text:tab/>(Las que están en medio de estas son de equipo)</text:span></text:p>
      <text:p text:style-name="P9"><text:span text:style-name="T7"><text:tab/><text:tab/> 192.168.100.63 /</text:span><text:span text:style-name="T8">26</text:span><text:span text:style-name="T7"><text:tab/> <text:s/>Broadcast<text:tab/></text:span></text:p>
      <text:p text:style-name="P14"><text:tab/></text:p>
      <text:p text:style-name="P9"><text:span text:style-name="T5"><text:tab/></text:span><text:span text:style-name="T7">Red 2: 192.168.100.64 /</text:span><text:span text:style-name="T8">26</text:span><text:span text:style-name="T7"><text:tab/> <text:s/>La de red<text:tab/>(Las que están en medio de estas son de equipo)</text:span></text:p>
      <text:p text:style-name="P9"><text:span text:style-name="T7"><text:tab/><text:tab/>192.168.100.127 /</text:span><text:span text:style-name="T8">26</text:span><text:span text:style-name="T7"><text:tab/> <text:s/>Broadcast</text:span></text:p>
      <text:p text:style-name="P8"><text:span text:style-name="T7"/></text:p>
      <text:p text:style-name="P9"><text:span text:style-name="T7"><text:tab/>Red 3: 192.168.100.128 /</text:span><text:span text:style-name="T8">26</text:span><text:span text:style-name="T7"><text:tab/> <text:s/>La de red<text:tab/>(Las que están en medio de estas son de equipo)</text:span></text:p>
      <text:p text:style-name="P9"><text:span text:style-name="T7"><text:tab/><text:tab/>192.168.100.191 /</text:span><text:span text:style-name="T8">26</text:span><text:span text:style-name="T7"><text:tab/> <text:s/>Broadcast</text:span></text:p>
      <text:p text:style-name="P8"><text:span text:style-name="T7"/></text:p>
      <text:p text:style-name="P9"><text:span text:style-name="T7"><text:tab/>Red 4: 192.168.100.192 /</text:span><text:span text:style-name="T8">26</text:span><text:span text:style-name="T7"><text:tab/> <text:s/>La de red<text:tab/>(Las que están en medio de estas son de equipo)</text:span></text:p>
      <text:p text:style-name="P9"><text:span text:style-name="T7"><text:tab/><text:tab/>192.168.100.255 /</text:span><text:span text:style-name="T8">26</text:span><text:span text:style-name="T7"><text:tab/> <text:s/>Broadcast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10"><text:span text:style-name="T5">(</text:span><text:span text:style-name="T3">Bits que estan para equipo y bits que estan para red→ esto seria con la sub máscara 255.255.255.0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48b0" officeooo:paragraph-rsid="001e48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ctividades SSF<text:tab/>Eleazar Del Rosario<text:tab/>1ºDAM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6:33:31.328000000</meta:creation-date>
    <dc:date>2024-04-30T16:01:28.871000000</dc:date>
    <meta:editing-duration>PT2H29M55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2" meta:word-count="229" meta:character-count="1382" meta:non-whitespace-character-count="1113"/>
  </office:meta>
</office:document-meta>
</file>